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6.81pt"/>
    </style:style>
    <style:style style:name="co3" style:family="table-column">
      <style:table-column-properties fo:break-before="auto" style:column-width="179.29pt"/>
    </style:style>
    <style:style style:name="co4" style:family="table-column">
      <style:table-column-properties fo:break-before="auto" style:column-width="366.8pt"/>
    </style:style>
    <style:style style:name="co5" style:family="table-column">
      <style:table-column-properties fo:break-before="auto" style:column-width="115.2pt"/>
    </style:style>
    <style:style style:name="co6" style:family="table-column">
      <style:table-column-properties fo:break-before="auto" style:column-width="70.7pt"/>
    </style:style>
    <style:style style:name="ro1" style:family="table-row">
      <style:table-row-properties style:row-height="12.81pt" fo:break-before="auto" style:use-optimal-row-height="true"/>
    </style:style>
    <style:style style:name="ro2" style:family="table-row">
      <style:table-row-properties style:row-height="20.35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ain_Ca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rl</text:p>
          </table:table-cell>
          <table:table-cell office:value-type="string" calcext:value-type="string">
            <text:p>code</text:p>
          </table:table-cell>
        </table:table-row>
        <table:table-row table:style-name="ro2">
          <table:table-cell office:value-type="float" office:value="1" calcext:value-type="float">
            <text:p>1</text:p>
          </table:table-cell>
          <table:table-cell office:value-type="string" calcext:value-type="string">
            <text:p>Audio &amp; TV</text:p>
          </table:table-cell>
          <table:table-cell office:value-type="string" calcext:value-type="string">
            <text:p>audiotv.png</text:p>
          </table:table-cell>
          <table:table-cell table:formula="of:=&quot;{name:'&quot;&amp;[.B2]&amp;&quot;', icon_src:'/icons/&quot;&amp;[.C2]&amp;&quot;'},&quot;" office:value-type="string" office:string-value="{name:'Audio &amp; TV', icon_src:'/icons/audiotv.png'}," calcext:value-type="string">
            <text:p>{name:'Audio &amp; TV', icon_src:'/icons/audiotv.png'},</text:p>
          </table:table-cell>
        </table:table-row>
        <table:table-row table:style-name="ro1">
          <table:table-cell office:value-type="float" office:value="2" calcext:value-type="float">
            <text:p>2</text:p>
          </table:table-cell>
          <table:table-cell office:value-type="string" calcext:value-type="string">
            <text:p>Kitchen</text:p>
          </table:table-cell>
          <table:table-cell office:value-type="string" calcext:value-type="string">
            <text:p>kitchen.png</text:p>
          </table:table-cell>
          <table:table-cell table:formula="of:=&quot;{name:'&quot;&amp;[.B3]&amp;&quot;', icon_src:'/icons/&quot;&amp;[.C3]&amp;&quot;'},&quot;" office:value-type="string" office:string-value="{name:'Kitchen', icon_src:'/icons/kitchen.png'}," calcext:value-type="string">
            <text:p>{name:'Kitchen', icon_src:'/icons/kitchen.png'},</text:p>
          </table:table-cell>
        </table:table-row>
        <table:table-row table:style-name="ro1">
          <table:table-cell office:value-type="float" office:value="3" calcext:value-type="float">
            <text:p>3</text:p>
          </table:table-cell>
          <table:table-cell office:value-type="string" calcext:value-type="string">
            <text:p>Toys</text:p>
          </table:table-cell>
          <table:table-cell office:value-type="string" calcext:value-type="string">
            <text:p>toys.png</text:p>
          </table:table-cell>
          <table:table-cell table:formula="of:=&quot;{name:'&quot;&amp;[.B4]&amp;&quot;', icon_src:'/icons/&quot;&amp;[.C4]&amp;&quot;'},&quot;" office:value-type="string" office:string-value="{name:'Toys', icon_src:'/icons/toys.png'}," calcext:value-type="string">
            <text:p>{name:'Toys', icon_src:'/icons/toys.png'},</text:p>
          </table:table-cell>
        </table:table-row>
        <table:table-row table:style-name="ro1">
          <table:table-cell office:value-type="float" office:value="4" calcext:value-type="float">
            <text:p>4</text:p>
          </table:table-cell>
          <table:table-cell office:value-type="string" calcext:value-type="string">
            <text:p>Computers</text:p>
          </table:table-cell>
          <table:table-cell office:value-type="string" calcext:value-type="string">
            <text:p>computers.png</text:p>
          </table:table-cell>
          <table:table-cell table:formula="of:=&quot;{name:'&quot;&amp;[.B5]&amp;&quot;', icon_src:'/icons/&quot;&amp;[.C5]&amp;&quot;'},&quot;" office:value-type="string" office:string-value="{name:'Computers', icon_src:'/icons/computers.png'}," calcext:value-type="string">
            <text:p>{name:'Computers', icon_src:'/icons/computers.png'},</text:p>
          </table:table-cell>
        </table:table-row>
        <table:table-row table:style-name="ro1">
          <table:table-cell office:value-type="float" office:value="5" calcext:value-type="float">
            <text:p>5</text:p>
          </table:table-cell>
          <table:table-cell office:value-type="string" calcext:value-type="string">
            <text:p>HVAC</text:p>
          </table:table-cell>
          <table:table-cell office:value-type="string" calcext:value-type="string">
            <text:p>hvac.png</text:p>
          </table:table-cell>
          <table:table-cell table:formula="of:=&quot;{name:'&quot;&amp;[.B6]&amp;&quot;', icon_src:'/icons/&quot;&amp;[.C6]&amp;&quot;'},&quot;" office:value-type="string" office:string-value="{name:'HVAC', icon_src:'/icons/hvac.png'}," calcext:value-type="string">
            <text:p>{name:'HVAC', icon_src:'/icons/hvac.png'},</text:p>
          </table:table-cell>
        </table:table-row>
        <table:table-row table:style-name="ro1">
          <table:table-cell office:value-type="float" office:value="6" calcext:value-type="float">
            <text:p>6</text:p>
          </table:table-cell>
          <table:table-cell office:value-type="string" calcext:value-type="string">
            <text:p>Washer/Dryer</text:p>
          </table:table-cell>
          <table:table-cell office:value-type="string" calcext:value-type="string">
            <text:p>washer.png</text:p>
          </table:table-cell>
          <table:table-cell table:formula="of:=&quot;{name:'&quot;&amp;[.B7]&amp;&quot;', icon_src:'/icons/&quot;&amp;[.C7]&amp;&quot;'}&quot;" office:value-type="string" office:string-value="{name:'Washer/Dryer', icon_src:'/icons/washer.png'}" calcext:value-type="string">
            <text:p>{name:'Washer/Dryer', icon_src:'/icons/washer.png'}</text:p>
          </table:table-cell>
        </table:table-row>
      </table:table>
      <table:table table:name="Categories" table:style-name="ta1">
        <table:table-column table:style-name="co1" table:number-columns-repeated="4"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main_category_id</text:p>
          </table:table-cell>
          <table:table-cell office:value-type="string" calcext:value-type="string">
            <text:p>code</text:p>
          </table:table-cell>
        </table:table-row>
        <table:table-row table:style-name="ro1">
          <table:table-cell office:value-type="float" office:value="1" calcext:value-type="float">
            <text:p>1</text:p>
          </table:table-cell>
          <table:table-cell office:value-type="string" calcext:value-type="string">
            <text:p>TVs</text:p>
          </table:table-cell>
          <table:table-cell office:value-type="float" office:value="1" calcext:value-type="float">
            <text:p>1</text:p>
          </table:table-cell>
          <table:table-cell table:formula="of:=&quot;{&quot;&amp;[.$B$1]&amp;&quot;:'&quot;&amp;[.B2]&amp;&quot;', &quot;&amp;[.$C$1]&amp;&quot;:&quot;&amp;[.C2]&amp;&quot;},&quot;" office:value-type="string" office:string-value="{name:'TVs', main_category_id:1}," calcext:value-type="string">
            <text:p>{name:'TVs', main_category_id:1},</text:p>
          </table:table-cell>
        </table:table-row>
        <table:table-row table:style-name="ro1">
          <table:table-cell office:value-type="float" office:value="2" calcext:value-type="float">
            <text:p>2</text:p>
          </table:table-cell>
          <table:table-cell office:value-type="string" calcext:value-type="string">
            <text:p>Home Theaters</text:p>
          </table:table-cell>
          <table:table-cell office:value-type="float" office:value="1" calcext:value-type="float">
            <text:p>1</text:p>
          </table:table-cell>
          <table:table-cell table:formula="of:=&quot;{&quot;&amp;[.$B$1]&amp;&quot;:'&quot;&amp;[.B3]&amp;&quot;', &quot;&amp;[.$C$1]&amp;&quot;:&quot;&amp;[.C3]&amp;&quot;},&quot;" office:value-type="string" office:string-value="{name:'Home Theaters', main_category_id:1}," calcext:value-type="string">
            <text:p>{name:'Home Theaters', main_category_id:1},</text:p>
          </table:table-cell>
        </table:table-row>
        <table:table-row table:style-name="ro1">
          <table:table-cell office:value-type="float" office:value="3" calcext:value-type="float">
            <text:p>3</text:p>
          </table:table-cell>
          <table:table-cell office:value-type="string" calcext:value-type="string">
            <text:p>Projectors</text:p>
          </table:table-cell>
          <table:table-cell office:value-type="float" office:value="1" calcext:value-type="float">
            <text:p>1</text:p>
          </table:table-cell>
          <table:table-cell table:formula="of:=&quot;{&quot;&amp;[.$B$1]&amp;&quot;:'&quot;&amp;[.B4]&amp;&quot;', &quot;&amp;[.$C$1]&amp;&quot;:&quot;&amp;[.C4]&amp;&quot;},&quot;" office:value-type="string" office:string-value="{name:'Projectors', main_category_id:1}," calcext:value-type="string">
            <text:p>{name:'Projectors', main_category_id:1},</text:p>
          </table:table-cell>
        </table:table-row>
        <table:table-row table:style-name="ro1">
          <table:table-cell office:value-type="float" office:value="4" calcext:value-type="float">
            <text:p>4</text:p>
          </table:table-cell>
          <table:table-cell office:value-type="string" calcext:value-type="string">
            <text:p>Sound Bar &amp; Sound Systems</text:p>
          </table:table-cell>
          <table:table-cell office:value-type="float" office:value="1" calcext:value-type="float">
            <text:p>1</text:p>
          </table:table-cell>
          <table:table-cell table:formula="of:=&quot;{&quot;&amp;[.$B$1]&amp;&quot;:'&quot;&amp;[.B5]&amp;&quot;', &quot;&amp;[.$C$1]&amp;&quot;:&quot;&amp;[.C5]&amp;&quot;},&quot;" office:value-type="string" office:string-value="{name:'Sound Bar &amp; Sound Systems', main_category_id:1}," calcext:value-type="string">
            <text:p>{name:'Sound Bar &amp; Sound Systems', main_category_id:1},</text:p>
          </table:table-cell>
        </table:table-row>
        <table:table-row table:style-name="ro1">
          <table:table-cell office:value-type="float" office:value="5" calcext:value-type="float">
            <text:p>5</text:p>
          </table:table-cell>
          <table:table-cell office:value-type="string" calcext:value-type="string">
            <text:p>Streaming Devices</text:p>
          </table:table-cell>
          <table:table-cell office:value-type="float" office:value="1" calcext:value-type="float">
            <text:p>1</text:p>
          </table:table-cell>
          <table:table-cell table:formula="of:=&quot;{&quot;&amp;[.$B$1]&amp;&quot;:'&quot;&amp;[.B6]&amp;&quot;', &quot;&amp;[.$C$1]&amp;&quot;:&quot;&amp;[.C6]&amp;&quot;},&quot;" office:value-type="string" office:string-value="{name:'Streaming Devices', main_category_id:1}," calcext:value-type="string">
            <text:p>{name:'Streaming Devices', main_category_id:1},</text:p>
          </table:table-cell>
        </table:table-row>
        <table:table-row table:style-name="ro1">
          <table:table-cell office:value-type="float" office:value="6" calcext:value-type="float">
            <text:p>6</text:p>
          </table:table-cell>
          <table:table-cell office:value-type="string" calcext:value-type="string">
            <text:p>Microwaves</text:p>
          </table:table-cell>
          <table:table-cell office:value-type="float" office:value="2" calcext:value-type="float">
            <text:p>2</text:p>
          </table:table-cell>
          <table:table-cell table:formula="of:=&quot;{&quot;&amp;[.$B$1]&amp;&quot;:'&quot;&amp;[.B7]&amp;&quot;', &quot;&amp;[.$C$1]&amp;&quot;:&quot;&amp;[.C7]&amp;&quot;},&quot;" office:value-type="string" office:string-value="{name:'Microwaves', main_category_id:2}," calcext:value-type="string">
            <text:p>{name:'Microwaves', main_category_id:2},</text:p>
          </table:table-cell>
        </table:table-row>
        <table:table-row table:style-name="ro1">
          <table:table-cell office:value-type="float" office:value="7" calcext:value-type="float">
            <text:p>7</text:p>
          </table:table-cell>
          <table:table-cell office:value-type="string" calcext:value-type="string">
            <text:p>Refrigerators</text:p>
          </table:table-cell>
          <table:table-cell office:value-type="float" office:value="2" calcext:value-type="float">
            <text:p>2</text:p>
          </table:table-cell>
          <table:table-cell table:formula="of:=&quot;{&quot;&amp;[.$B$1]&amp;&quot;:'&quot;&amp;[.B8]&amp;&quot;', &quot;&amp;[.$C$1]&amp;&quot;:&quot;&amp;[.C8]&amp;&quot;},&quot;" office:value-type="string" office:string-value="{name:'Refrigerators', main_category_id:2}," calcext:value-type="string">
            <text:p>{name:'Refrigerators', main_category_id:2},</text:p>
          </table:table-cell>
        </table:table-row>
        <table:table-row table:style-name="ro1">
          <table:table-cell office:value-type="float" office:value="8" calcext:value-type="float">
            <text:p>8</text:p>
          </table:table-cell>
          <table:table-cell office:value-type="string" calcext:value-type="string">
            <text:p>Dishwashers</text:p>
          </table:table-cell>
          <table:table-cell office:value-type="float" office:value="2" calcext:value-type="float">
            <text:p>2</text:p>
          </table:table-cell>
          <table:table-cell table:formula="of:=&quot;{&quot;&amp;[.$B$1]&amp;&quot;:'&quot;&amp;[.B9]&amp;&quot;', &quot;&amp;[.$C$1]&amp;&quot;:&quot;&amp;[.C9]&amp;&quot;},&quot;" office:value-type="string" office:string-value="{name:'Dishwashers', main_category_id:2}," calcext:value-type="string">
            <text:p>{name:'Dishwashers', main_category_id:2},</text:p>
          </table:table-cell>
        </table:table-row>
        <table:table-row table:style-name="ro1">
          <table:table-cell office:value-type="float" office:value="9" calcext:value-type="float">
            <text:p>9</text:p>
          </table:table-cell>
          <table:table-cell office:value-type="string" calcext:value-type="string">
            <text:p>Coffee Makers</text:p>
          </table:table-cell>
          <table:table-cell office:value-type="float" office:value="2" calcext:value-type="float">
            <text:p>2</text:p>
          </table:table-cell>
          <table:table-cell table:formula="of:=&quot;{&quot;&amp;[.$B$1]&amp;&quot;:'&quot;&amp;[.B10]&amp;&quot;', &quot;&amp;[.$C$1]&amp;&quot;:&quot;&amp;[.C10]&amp;&quot;},&quot;" office:value-type="string" office:string-value="{name:'Coffee Makers', main_category_id:2}," calcext:value-type="string">
            <text:p>{name:'Coffee Makers', main_category_id:2},</text:p>
          </table:table-cell>
        </table:table-row>
        <table:table-row table:style-name="ro1">
          <table:table-cell office:value-type="float" office:value="10" calcext:value-type="float">
            <text:p>10</text:p>
          </table:table-cell>
          <table:table-cell office:value-type="string" calcext:value-type="string">
            <text:p>Small Appliances</text:p>
          </table:table-cell>
          <table:table-cell office:value-type="float" office:value="2" calcext:value-type="float">
            <text:p>2</text:p>
          </table:table-cell>
          <table:table-cell table:formula="of:=&quot;{&quot;&amp;[.$B$1]&amp;&quot;:'&quot;&amp;[.B11]&amp;&quot;', &quot;&amp;[.$C$1]&amp;&quot;:&quot;&amp;[.C11]&amp;&quot;},&quot;" office:value-type="string" office:string-value="{name:'Small Appliances', main_category_id:2}," calcext:value-type="string">
            <text:p>{name:'Small Appliances', main_category_id:2},</text:p>
          </table:table-cell>
        </table:table-row>
        <table:table-row table:style-name="ro1">
          <table:table-cell office:value-type="float" office:value="11" calcext:value-type="float">
            <text:p>11</text:p>
          </table:table-cell>
          <table:table-cell office:value-type="string" calcext:value-type="string">
            <text:p>Fryers</text:p>
          </table:table-cell>
          <table:table-cell office:value-type="float" office:value="2" calcext:value-type="float">
            <text:p>2</text:p>
          </table:table-cell>
          <table:table-cell table:formula="of:=&quot;{&quot;&amp;[.$B$1]&amp;&quot;:'&quot;&amp;[.B12]&amp;&quot;', &quot;&amp;[.$C$1]&amp;&quot;:&quot;&amp;[.C12]&amp;&quot;},&quot;" office:value-type="string" office:string-value="{name:'Fryers', main_category_id:2}," calcext:value-type="string">
            <text:p>{name:'Fryers', main_category_id:2},</text:p>
          </table:table-cell>
        </table:table-row>
        <table:table-row table:style-name="ro1">
          <table:table-cell office:value-type="float" office:value="12" calcext:value-type="float">
            <text:p>12</text:p>
          </table:table-cell>
          <table:table-cell office:value-type="string" calcext:value-type="string">
            <text:p>Desktops</text:p>
          </table:table-cell>
          <table:table-cell office:value-type="float" office:value="3" calcext:value-type="float">
            <text:p>3</text:p>
          </table:table-cell>
          <table:table-cell table:formula="of:=&quot;{&quot;&amp;[.$B$1]&amp;&quot;:'&quot;&amp;[.B13]&amp;&quot;', &quot;&amp;[.$C$1]&amp;&quot;:&quot;&amp;[.C13]&amp;&quot;},&quot;" office:value-type="string" office:string-value="{name:'Desktops', main_category_id:3}," calcext:value-type="string">
            <text:p>{name:'Desktops', main_category_id:3},</text:p>
          </table:table-cell>
        </table:table-row>
        <table:table-row table:style-name="ro1">
          <table:table-cell office:value-type="float" office:value="13" calcext:value-type="float">
            <text:p>13</text:p>
          </table:table-cell>
          <table:table-cell office:value-type="string" calcext:value-type="string">
            <text:p>Laptops</text:p>
          </table:table-cell>
          <table:table-cell office:value-type="float" office:value="3" calcext:value-type="float">
            <text:p>3</text:p>
          </table:table-cell>
          <table:table-cell table:formula="of:=&quot;{&quot;&amp;[.$B$1]&amp;&quot;:'&quot;&amp;[.B14]&amp;&quot;', &quot;&amp;[.$C$1]&amp;&quot;:&quot;&amp;[.C14]&amp;&quot;},&quot;" office:value-type="string" office:string-value="{name:'Laptops', main_category_id:3}," calcext:value-type="string">
            <text:p>{name:'Laptops', main_category_id:3},</text:p>
          </table:table-cell>
        </table:table-row>
        <table:table-row table:style-name="ro1">
          <table:table-cell office:value-type="float" office:value="14" calcext:value-type="float">
            <text:p>14</text:p>
          </table:table-cell>
          <table:table-cell office:value-type="string" calcext:value-type="string">
            <text:p>Monitors</text:p>
          </table:table-cell>
          <table:table-cell office:value-type="float" office:value="3" calcext:value-type="float">
            <text:p>3</text:p>
          </table:table-cell>
          <table:table-cell table:formula="of:=&quot;{&quot;&amp;[.$B$1]&amp;&quot;:'&quot;&amp;[.B15]&amp;&quot;', &quot;&amp;[.$C$1]&amp;&quot;:&quot;&amp;[.C15]&amp;&quot;},&quot;" office:value-type="string" office:string-value="{name:'Monitors', main_category_id:3}," calcext:value-type="string">
            <text:p>{name:'Monitors', main_category_id:3},</text:p>
          </table:table-cell>
        </table:table-row>
        <table:table-row table:style-name="ro1">
          <table:table-cell office:value-type="float" office:value="15" calcext:value-type="float">
            <text:p>15</text:p>
          </table:table-cell>
          <table:table-cell office:value-type="string" calcext:value-type="string">
            <text:p>Computer Accessories</text:p>
          </table:table-cell>
          <table:table-cell office:value-type="float" office:value="3" calcext:value-type="float">
            <text:p>3</text:p>
          </table:table-cell>
          <table:table-cell table:formula="of:=&quot;{&quot;&amp;[.$B$1]&amp;&quot;:'&quot;&amp;[.B16]&amp;&quot;', &quot;&amp;[.$C$1]&amp;&quot;:&quot;&amp;[.C16]&amp;&quot;},&quot;" office:value-type="string" office:string-value="{name:'Computer Accessories', main_category_id:3}," calcext:value-type="string">
            <text:p>{name:'Computer Accessories', main_category_id:3},</text:p>
          </table:table-cell>
        </table:table-row>
        <table:table-row table:style-name="ro1">
          <table:table-cell office:value-type="float" office:value="16" calcext:value-type="float">
            <text:p>16</text:p>
          </table:table-cell>
          <table:table-cell office:value-type="string" calcext:value-type="string">
            <text:p>Printers &amp; Scanners</text:p>
          </table:table-cell>
          <table:table-cell office:value-type="float" office:value="3" calcext:value-type="float">
            <text:p>3</text:p>
          </table:table-cell>
          <table:table-cell table:formula="of:=&quot;{&quot;&amp;[.$B$1]&amp;&quot;:'&quot;&amp;[.B17]&amp;&quot;', &quot;&amp;[.$C$1]&amp;&quot;:&quot;&amp;[.C17]&amp;&quot;},&quot;" office:value-type="string" office:string-value="{name:'Printers &amp; Scanners', main_category_id:3}," calcext:value-type="string">
            <text:p>{name:'Printers &amp; Scanners', main_category_id:3},</text:p>
          </table:table-cell>
        </table:table-row>
        <table:table-row table:style-name="ro1">
          <table:table-cell office:value-type="float" office:value="17" calcext:value-type="float">
            <text:p>17</text:p>
          </table:table-cell>
          <table:table-cell office:value-type="string" calcext:value-type="string">
            <text:p>Wi-Fi &amp; Networking</text:p>
          </table:table-cell>
          <table:table-cell office:value-type="float" office:value="3" calcext:value-type="float">
            <text:p>3</text:p>
          </table:table-cell>
          <table:table-cell table:formula="of:=&quot;{&quot;&amp;[.$B$1]&amp;&quot;:'&quot;&amp;[.B18]&amp;&quot;', &quot;&amp;[.$C$1]&amp;&quot;:&quot;&amp;[.C18]&amp;&quot;},&quot;" office:value-type="string" office:string-value="{name:'Wi-Fi &amp; Networking', main_category_id:3}," calcext:value-type="string">
            <text:p>{name:'Wi-Fi &amp; Networking', main_category_id:3},</text:p>
          </table:table-cell>
        </table:table-row>
        <table:table-row table:style-name="ro1">
          <table:table-cell office:value-type="float" office:value="18" calcext:value-type="float">
            <text:p>18</text:p>
          </table:table-cell>
          <table:table-cell office:value-type="string" calcext:value-type="string">
            <text:p>AC Units</text:p>
          </table:table-cell>
          <table:table-cell office:value-type="float" office:value="4" calcext:value-type="float">
            <text:p>4</text:p>
          </table:table-cell>
          <table:table-cell table:formula="of:=&quot;{&quot;&amp;[.$B$1]&amp;&quot;:'&quot;&amp;[.B19]&amp;&quot;', &quot;&amp;[.$C$1]&amp;&quot;:&quot;&amp;[.C19]&amp;&quot;},&quot;" office:value-type="string" office:string-value="{name:'AC Units', main_category_id:4}," calcext:value-type="string">
            <text:p>{name:'AC Units', main_category_id:4},</text:p>
          </table:table-cell>
        </table:table-row>
        <table:table-row table:style-name="ro1">
          <table:table-cell office:value-type="float" office:value="19" calcext:value-type="float">
            <text:p>19</text:p>
          </table:table-cell>
          <table:table-cell office:value-type="string" calcext:value-type="string">
            <text:p>Heat Pumps</text:p>
          </table:table-cell>
          <table:table-cell office:value-type="float" office:value="4" calcext:value-type="float">
            <text:p>4</text:p>
          </table:table-cell>
          <table:table-cell table:formula="of:=&quot;{&quot;&amp;[.$B$1]&amp;&quot;:'&quot;&amp;[.B20]&amp;&quot;', &quot;&amp;[.$C$1]&amp;&quot;:&quot;&amp;[.C20]&amp;&quot;},&quot;" office:value-type="string" office:string-value="{name:'Heat Pumps', main_category_id:4}," calcext:value-type="string">
            <text:p>{name:'Heat Pumps', main_category_id:4},</text:p>
          </table:table-cell>
        </table:table-row>
        <table:table-row table:style-name="ro1">
          <table:table-cell office:value-type="float" office:value="20" calcext:value-type="float">
            <text:p>20</text:p>
          </table:table-cell>
          <table:table-cell office:value-type="string" calcext:value-type="string">
            <text:p>Furnace</text:p>
          </table:table-cell>
          <table:table-cell office:value-type="float" office:value="4" calcext:value-type="float">
            <text:p>4</text:p>
          </table:table-cell>
          <table:table-cell table:formula="of:=&quot;{&quot;&amp;[.$B$1]&amp;&quot;:'&quot;&amp;[.B21]&amp;&quot;', &quot;&amp;[.$C$1]&amp;&quot;:&quot;&amp;[.C21]&amp;&quot;},&quot;" office:value-type="string" office:string-value="{name:'Furnace', main_category_id:4}," calcext:value-type="string">
            <text:p>{name:'Furnace', main_category_id:4},</text:p>
          </table:table-cell>
        </table:table-row>
        <table:table-row table:style-name="ro1">
          <table:table-cell office:value-type="float" office:value="21" calcext:value-type="float">
            <text:p>21</text:p>
          </table:table-cell>
          <table:table-cell office:value-type="string" calcext:value-type="string">
            <text:p>Heaters</text:p>
          </table:table-cell>
          <table:table-cell office:value-type="float" office:value="4" calcext:value-type="float">
            <text:p>4</text:p>
          </table:table-cell>
          <table:table-cell table:formula="of:=&quot;{&quot;&amp;[.$B$1]&amp;&quot;:'&quot;&amp;[.B22]&amp;&quot;', &quot;&amp;[.$C$1]&amp;&quot;:&quot;&amp;[.C22]&amp;&quot;},&quot;" office:value-type="string" office:string-value="{name:'Heaters', main_category_id:4}," calcext:value-type="string">
            <text:p>{name:'Heaters', main_category_id:4},</text:p>
          </table:table-cell>
        </table:table-row>
        <table:table-row table:style-name="ro1">
          <table:table-cell office:value-type="float" office:value="22" calcext:value-type="float">
            <text:p>22</text:p>
          </table:table-cell>
          <table:table-cell office:value-type="string" calcext:value-type="string">
            <text:p>Thermostats</text:p>
          </table:table-cell>
          <table:table-cell office:value-type="float" office:value="4" calcext:value-type="float">
            <text:p>4</text:p>
          </table:table-cell>
          <table:table-cell table:formula="of:=&quot;{&quot;&amp;[.$B$1]&amp;&quot;:'&quot;&amp;[.B23]&amp;&quot;', &quot;&amp;[.$C$1]&amp;&quot;:&quot;&amp;[.C23]&amp;&quot;},&quot;" office:value-type="string" office:string-value="{name:'Thermostats', main_category_id:4}," calcext:value-type="string">
            <text:p>{name:'Thermostats', main_category_id:4},</text:p>
          </table:table-cell>
        </table:table-row>
        <table:table-row table:style-name="ro1">
          <table:table-cell office:value-type="float" office:value="23" calcext:value-type="float">
            <text:p>23</text:p>
          </table:table-cell>
          <table:table-cell office:value-type="string" calcext:value-type="string">
            <text:p>Washers</text:p>
          </table:table-cell>
          <table:table-cell office:value-type="float" office:value="5" calcext:value-type="float">
            <text:p>5</text:p>
          </table:table-cell>
          <table:table-cell table:formula="of:=&quot;{&quot;&amp;[.$B$1]&amp;&quot;:'&quot;&amp;[.B24]&amp;&quot;', &quot;&amp;[.$C$1]&amp;&quot;:&quot;&amp;[.C24]&amp;&quot;},&quot;" office:value-type="string" office:string-value="{name:'Washers', main_category_id:5}," calcext:value-type="string">
            <text:p>{name:'Washers', main_category_id:5},</text:p>
          </table:table-cell>
        </table:table-row>
        <table:table-row table:style-name="ro1">
          <table:table-cell office:value-type="float" office:value="24" calcext:value-type="float">
            <text:p>24</text:p>
          </table:table-cell>
          <table:table-cell office:value-type="string" calcext:value-type="string">
            <text:p>Dryers</text:p>
          </table:table-cell>
          <table:table-cell office:value-type="float" office:value="5" calcext:value-type="float">
            <text:p>5</text:p>
          </table:table-cell>
          <table:table-cell table:formula="of:=&quot;{&quot;&amp;[.$B$1]&amp;&quot;:'&quot;&amp;[.B25]&amp;&quot;', &quot;&amp;[.$C$1]&amp;&quot;:&quot;&amp;[.C25]&amp;&quot;},&quot;" office:value-type="string" office:string-value="{name:'Dryers', main_category_id:5}," calcext:value-type="string">
            <text:p>{name:'Dryers', main_category_id:5},</text:p>
          </table:table-cell>
        </table:table-row>
        <table:table-row table:style-name="ro1">
          <table:table-cell office:value-type="float" office:value="25" calcext:value-type="float">
            <text:p>25</text:p>
          </table:table-cell>
          <table:table-cell office:value-type="string" calcext:value-type="string">
            <text:p>Light Fixtures</text:p>
          </table:table-cell>
          <table:table-cell office:value-type="float" office:value="6" calcext:value-type="float">
            <text:p>6</text:p>
          </table:table-cell>
          <table:table-cell table:formula="of:=&quot;{&quot;&amp;[.$B$1]&amp;&quot;:'&quot;&amp;[.B26]&amp;&quot;', &quot;&amp;[.$C$1]&amp;&quot;:&quot;&amp;[.C26]&amp;&quot;},&quot;" office:value-type="string" office:string-value="{name:'Light Fixtures', main_category_id:6}," calcext:value-type="string">
            <text:p>{name:'Light Fixtures', main_category_id:6},</text:p>
          </table:table-cell>
        </table:table-row>
        <table:table-row table:style-name="ro1">
          <table:table-cell office:value-type="float" office:value="26" calcext:value-type="float">
            <text:p>26</text:p>
          </table:table-cell>
          <table:table-cell office:value-type="string" calcext:value-type="string">
            <text:p>Smart Appliances</text:p>
          </table:table-cell>
          <table:table-cell office:value-type="float" office:value="6" calcext:value-type="float">
            <text:p>6</text:p>
          </table:table-cell>
          <table:table-cell table:formula="of:=&quot;{&quot;&amp;[.$B$1]&amp;&quot;:'&quot;&amp;[.B27]&amp;&quot;', &quot;&amp;[.$C$1]&amp;&quot;:&quot;&amp;[.C27]&amp;&quot;},&quot;" office:value-type="string" office:string-value="{name:'Smart Appliances', main_category_id:6}," calcext:value-type="string">
            <text:p>{name:'Smart Appliances', main_category_id:6},</text:p>
          </table:table-cell>
        </table:table-row>
        <table:table-row table:style-name="ro1">
          <table:table-cell office:value-type="float" office:value="27" calcext:value-type="float">
            <text:p>27</text:p>
          </table:table-cell>
          <table:table-cell office:value-type="string" calcext:value-type="string">
            <text:p>Toys</text:p>
          </table:table-cell>
          <table:table-cell office:value-type="float" office:value="6" calcext:value-type="float">
            <text:p>6</text:p>
          </table:table-cell>
          <table:table-cell table:formula="of:=&quot;{&quot;&amp;[.$B$1]&amp;&quot;:'&quot;&amp;[.B28]&amp;&quot;', &quot;&amp;[.$C$1]&amp;&quot;:&quot;&amp;[.C28]&amp;&quot;},&quot;" office:value-type="string" office:string-value="{name:'Toys', main_category_id:6}," calcext:value-type="string">
            <text:p>{name:'Toys', main_category_id:6},</text:p>
          </table:table-cell>
        </table:table-row>
        <table:table-row table:style-name="ro1">
          <table:table-cell office:value-type="float" office:value="28" calcext:value-type="float">
            <text:p>28</text:p>
          </table:table-cell>
          <table:table-cell office:value-type="string" calcext:value-type="string">
            <text:p>Home Security</text:p>
          </table:table-cell>
          <table:table-cell office:value-type="float" office:value="6" calcext:value-type="float">
            <text:p>6</text:p>
          </table:table-cell>
          <table:table-cell table:formula="of:=&quot;{&quot;&amp;[.$B$1]&amp;&quot;:'&quot;&amp;[.B29]&amp;&quot;', &quot;&amp;[.$C$1]&amp;&quot;:&quot;&amp;[.C29]&amp;&quot;},&quot;" office:value-type="string" office:string-value="{name:'Home Security', main_category_id:6}," calcext:value-type="string">
            <text:p>{name:'Home Security', main_category_id:6},</text:p>
          </table:table-cell>
        </table:table-row>
        <table:table-row table:style-name="ro1">
          <table:table-cell office:value-type="float" office:value="29" calcext:value-type="float">
            <text:p>29</text:p>
          </table:table-cell>
          <table:table-cell office:value-type="string" calcext:value-type="string">
            <text:p>Other</text:p>
          </table:table-cell>
          <table:table-cell office:value-type="float" office:value="6" calcext:value-type="float">
            <text:p>6</text:p>
          </table:table-cell>
          <table:table-cell table:formula="of:=&quot;{&quot;&amp;[.$B$1]&amp;&quot;:'&quot;&amp;[.B30]&amp;&quot;', &quot;&amp;[.$C$1]&amp;&quot;:&quot;&amp;[.C30]&amp;&quot;}&quot;" office:value-type="string" office:string-value="{name:'Other', main_category_id:6}" calcext:value-type="string">
            <text:p>{name:'Other', main_category_id:6}</text:p>
          </table:table-cell>
        </table:table-row>
      </table:table>
      <table:table table:name="Brands" table:style-name="ta1">
        <table:table-column table:style-name="co1" table:default-cell-style-name="Default"/>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de</text:p>
          </table:table-cell>
        </table:table-row>
        <table:table-row table:style-name="ro1">
          <table:table-cell office:value-type="float" office:value="1" calcext:value-type="float">
            <text:p>1</text:p>
          </table:table-cell>
          <table:table-cell office:value-type="string" calcext:value-type="string">
            <text:p>Samsung</text:p>
          </table:table-cell>
          <table:table-cell table:formula="of:=&quot;{&quot;&amp;[.$B$1]&amp;&quot;:'&quot;&amp;[.B2]&amp;&quot;'&quot;&amp;&quot;},&quot;" office:value-type="string" office:string-value="{name:'Samsung'}," calcext:value-type="string">
            <text:p>{name:'Samsung'},</text:p>
          </table:table-cell>
        </table:table-row>
        <table:table-row table:style-name="ro1">
          <table:table-cell office:value-type="float" office:value="2" calcext:value-type="float">
            <text:p>2</text:p>
          </table:table-cell>
          <table:table-cell office:value-type="string" calcext:value-type="string">
            <text:p>Dell</text:p>
          </table:table-cell>
          <table:table-cell table:formula="of:=&quot;{&quot;&amp;[.$B$1]&amp;&quot;:'&quot;&amp;[.B3]&amp;&quot;'&quot;&amp;&quot;},&quot;" office:value-type="string" office:string-value="{name:'Dell'}," calcext:value-type="string">
            <text:p>{name:'Dell'},</text:p>
          </table:table-cell>
        </table:table-row>
        <table:table-row table:style-name="ro1">
          <table:table-cell office:value-type="float" office:value="3" calcext:value-type="float">
            <text:p>3</text:p>
          </table:table-cell>
          <table:table-cell office:value-type="string" calcext:value-type="string">
            <text:p>HP</text:p>
          </table:table-cell>
          <table:table-cell table:formula="of:=&quot;{&quot;&amp;[.$B$1]&amp;&quot;:'&quot;&amp;[.B4]&amp;&quot;'&quot;&amp;&quot;},&quot;" office:value-type="string" office:string-value="{name:'HP'}," calcext:value-type="string">
            <text:p>{name:'HP'},</text:p>
          </table:table-cell>
        </table:table-row>
        <table:table-row table:style-name="ro1">
          <table:table-cell office:value-type="float" office:value="4" calcext:value-type="float">
            <text:p>4</text:p>
          </table:table-cell>
          <table:table-cell office:value-type="string" calcext:value-type="string">
            <text:p>Apple</text:p>
          </table:table-cell>
          <table:table-cell table:formula="of:=&quot;{&quot;&amp;[.$B$1]&amp;&quot;:'&quot;&amp;[.B5]&amp;&quot;'&quot;&amp;&quot;},&quot;" office:value-type="string" office:string-value="{name:'Apple'}," calcext:value-type="string">
            <text:p>{name:'Apple'},</text:p>
          </table:table-cell>
        </table:table-row>
        <table:table-row table:style-name="ro1">
          <table:table-cell office:value-type="float" office:value="5" calcext:value-type="float">
            <text:p>5</text:p>
          </table:table-cell>
          <table:table-cell office:value-type="string" calcext:value-type="string">
            <text:p>LG</text:p>
          </table:table-cell>
          <table:table-cell table:formula="of:=&quot;{&quot;&amp;[.$B$1]&amp;&quot;:'&quot;&amp;[.B6]&amp;&quot;'&quot;&amp;&quot;},&quot;" office:value-type="string" office:string-value="{name:'LG'}," calcext:value-type="string">
            <text:p>{name:'LG'},</text:p>
          </table:table-cell>
        </table:table-row>
        <table:table-row table:style-name="ro1">
          <table:table-cell office:value-type="float" office:value="6" calcext:value-type="float">
            <text:p>6</text:p>
          </table:table-cell>
          <table:table-cell office:value-type="string" calcext:value-type="string">
            <text:p>Canon</text:p>
          </table:table-cell>
          <table:table-cell table:formula="of:=&quot;{&quot;&amp;[.$B$1]&amp;&quot;:'&quot;&amp;[.B7]&amp;&quot;'&quot;&amp;&quot;},&quot;" office:value-type="string" office:string-value="{name:'Canon'}," calcext:value-type="string">
            <text:p>{name:'Canon'},</text:p>
          </table:table-cell>
        </table:table-row>
        <table:table-row table:style-name="ro1">
          <table:table-cell office:value-type="float" office:value="7" calcext:value-type="float">
            <text:p>7</text:p>
          </table:table-cell>
          <table:table-cell office:value-type="string" calcext:value-type="string">
            <text:p>Nikon</text:p>
          </table:table-cell>
          <table:table-cell table:formula="of:=&quot;{&quot;&amp;[.$B$1]&amp;&quot;:'&quot;&amp;[.B8]&amp;&quot;'&quot;&amp;&quot;},&quot;" office:value-type="string" office:string-value="{name:'Nikon'}," calcext:value-type="string">
            <text:p>{name:'Nikon'},</text:p>
          </table:table-cell>
        </table:table-row>
        <table:table-row table:style-name="ro1">
          <table:table-cell office:value-type="float" office:value="8" calcext:value-type="float">
            <text:p>8</text:p>
          </table:table-cell>
          <table:table-cell office:value-type="string" calcext:value-type="string">
            <text:p>Sony</text:p>
          </table:table-cell>
          <table:table-cell table:formula="of:=&quot;{&quot;&amp;[.$B$1]&amp;&quot;:'&quot;&amp;[.B9]&amp;&quot;'&quot;&amp;&quot;},&quot;" office:value-type="string" office:string-value="{name:'Sony'}," calcext:value-type="string">
            <text:p>{name:'Sony'},</text:p>
          </table:table-cell>
        </table:table-row>
        <table:table-row table:style-name="ro1">
          <table:table-cell office:value-type="float" office:value="9" calcext:value-type="float">
            <text:p>9</text:p>
          </table:table-cell>
          <table:table-cell office:value-type="string" calcext:value-type="string">
            <text:p>Lenovo</text:p>
          </table:table-cell>
          <table:table-cell table:formula="of:=&quot;{&quot;&amp;[.$B$1]&amp;&quot;:'&quot;&amp;[.B10]&amp;&quot;'&quot;&amp;&quot;},&quot;" office:value-type="string" office:string-value="{name:'Lenovo'}," calcext:value-type="string">
            <text:p>{name:'Lenovo'},</text:p>
          </table:table-cell>
        </table:table-row>
        <table:table-row table:style-name="ro1">
          <table:table-cell office:value-type="float" office:value="10" calcext:value-type="float">
            <text:p>10</text:p>
          </table:table-cell>
          <table:table-cell office:value-type="string" calcext:value-type="string">
            <text:p>Microsoft</text:p>
          </table:table-cell>
          <table:table-cell table:formula="of:=&quot;{&quot;&amp;[.$B$1]&amp;&quot;:'&quot;&amp;[.B11]&amp;&quot;'&quot;&amp;&quot;},&quot;" office:value-type="string" office:string-value="{name:'Microsoft'}," calcext:value-type="string">
            <text:p>{name:'Microsoft'},</text:p>
          </table:table-cell>
        </table:table-row>
        <table:table-row table:style-name="ro1">
          <table:table-cell office:value-type="float" office:value="11" calcext:value-type="float">
            <text:p>11</text:p>
          </table:table-cell>
          <table:table-cell office:value-type="string" calcext:value-type="string">
            <text:p>Toshiba</text:p>
          </table:table-cell>
          <table:table-cell table:formula="of:=&quot;{&quot;&amp;[.$B$1]&amp;&quot;:'&quot;&amp;[.B12]&amp;&quot;'&quot;&amp;&quot;},&quot;" office:value-type="string" office:string-value="{name:'Toshiba'}," calcext:value-type="string">
            <text:p>{name:'Toshiba'},</text:p>
          </table:table-cell>
        </table:table-row>
        <table:table-row table:style-name="ro1">
          <table:table-cell office:value-type="float" office:value="12" calcext:value-type="float">
            <text:p>12</text:p>
          </table:table-cell>
          <table:table-cell office:value-type="string" calcext:value-type="string">
            <text:p>Amazon</text:p>
          </table:table-cell>
          <table:table-cell table:formula="of:=&quot;{&quot;&amp;[.$B$1]&amp;&quot;:'&quot;&amp;[.B13]&amp;&quot;'&quot;&amp;&quot;},&quot;" office:value-type="string" office:string-value="{name:'Amazon'}," calcext:value-type="string">
            <text:p>{name:'Amazon'},</text:p>
          </table:table-cell>
        </table:table-row>
        <table:table-row table:style-name="ro1">
          <table:table-cell office:value-type="float" office:value="13" calcext:value-type="float">
            <text:p>13</text:p>
          </table:table-cell>
          <table:table-cell office:value-type="string" calcext:value-type="string">
            <text:p>Dyson</text:p>
          </table:table-cell>
          <table:table-cell table:formula="of:=&quot;{&quot;&amp;[.$B$1]&amp;&quot;:'&quot;&amp;[.B14]&amp;&quot;'&quot;&amp;&quot;},&quot;" office:value-type="string" office:string-value="{name:'Dyson'}," calcext:value-type="string">
            <text:p>{name:'Dyson'},</text:p>
          </table:table-cell>
        </table:table-row>
        <table:table-row table:style-name="ro1">
          <table:table-cell office:value-type="float" office:value="14" calcext:value-type="float">
            <text:p>14</text:p>
          </table:table-cell>
          <table:table-cell office:value-type="string" calcext:value-type="string">
            <text:p>Epson</text:p>
          </table:table-cell>
          <table:table-cell table:formula="of:=&quot;{&quot;&amp;[.$B$1]&amp;&quot;:'&quot;&amp;[.B15]&amp;&quot;'&quot;&amp;&quot;},&quot;" office:value-type="string" office:string-value="{name:'Epson'}," calcext:value-type="string">
            <text:p>{name:'Epson'},</text:p>
          </table:table-cell>
        </table:table-row>
        <table:table-row table:style-name="ro1">
          <table:table-cell office:value-type="float" office:value="15" calcext:value-type="float">
            <text:p>15</text:p>
          </table:table-cell>
          <table:table-cell office:value-type="string" calcext:value-type="string">
            <text:p>Insignia</text:p>
          </table:table-cell>
          <table:table-cell table:formula="of:=&quot;{&quot;&amp;[.$B$1]&amp;&quot;:'&quot;&amp;[.B16]&amp;&quot;'&quot;&amp;&quot;},&quot;" office:value-type="string" office:string-value="{name:'Insignia'}," calcext:value-type="string">
            <text:p>{name:'Insignia'},</text:p>
          </table:table-cell>
        </table:table-row>
        <table:table-row table:style-name="ro1">
          <table:table-cell office:value-type="float" office:value="16" calcext:value-type="float">
            <text:p>16</text:p>
          </table:table-cell>
          <table:table-cell office:value-type="string" calcext:value-type="string">
            <text:p>Keurig</text:p>
          </table:table-cell>
          <table:table-cell table:formula="of:=&quot;{&quot;&amp;[.$B$1]&amp;&quot;:'&quot;&amp;[.B17]&amp;&quot;'&quot;&amp;&quot;},&quot;" office:value-type="string" office:string-value="{name:'Keurig'}," calcext:value-type="string">
            <text:p>{name:'Keurig'},</text:p>
          </table:table-cell>
        </table:table-row>
        <table:table-row table:style-name="ro1">
          <table:table-cell office:value-type="float" office:value="17" calcext:value-type="float">
            <text:p>17</text:p>
          </table:table-cell>
          <table:table-cell office:value-type="string" calcext:value-type="string">
            <text:p>Nintendo</text:p>
          </table:table-cell>
          <table:table-cell table:formula="of:=&quot;{&quot;&amp;[.$B$1]&amp;&quot;:'&quot;&amp;[.B18]&amp;&quot;'&quot;&amp;&quot;},&quot;" office:value-type="string" office:string-value="{name:'Nintendo'}," calcext:value-type="string">
            <text:p>{name:'Nintendo'},</text:p>
          </table:table-cell>
        </table:table-row>
        <table:table-row table:style-name="ro1">
          <table:table-cell office:value-type="float" office:value="18" calcext:value-type="float">
            <text:p>18</text:p>
          </table:table-cell>
          <table:table-cell office:value-type="string" calcext:value-type="string">
            <text:p>Dynex</text:p>
          </table:table-cell>
          <table:table-cell table:formula="of:=&quot;{&quot;&amp;[.$B$1]&amp;&quot;:'&quot;&amp;[.B19]&amp;&quot;'&quot;&amp;&quot;},&quot;" office:value-type="string" office:string-value="{name:'Dynex'}," calcext:value-type="string">
            <text:p>{name:'Dynex'},</text:p>
          </table:table-cell>
        </table:table-row>
        <table:table-row table:style-name="ro1">
          <table:table-cell office:value-type="float" office:value="19" calcext:value-type="float">
            <text:p>19</text:p>
          </table:table-cell>
          <table:table-cell office:value-type="string" calcext:value-type="string">
            <text:p>Sharp</text:p>
          </table:table-cell>
          <table:table-cell table:formula="of:=&quot;{&quot;&amp;[.$B$1]&amp;&quot;:'&quot;&amp;[.B20]&amp;&quot;'&quot;&amp;&quot;},&quot;" office:value-type="string" office:string-value="{name:'Sharp'}," calcext:value-type="string">
            <text:p>{name:'Sharp'},</text:p>
          </table:table-cell>
        </table:table-row>
        <table:table-row table:style-name="ro1">
          <table:table-cell office:value-type="float" office:value="20" calcext:value-type="float">
            <text:p>20</text:p>
          </table:table-cell>
          <table:table-cell office:value-type="string" calcext:value-type="string">
            <text:p>Vizio</text:p>
          </table:table-cell>
          <table:table-cell table:formula="of:=&quot;{&quot;&amp;[.$B$1]&amp;&quot;:'&quot;&amp;[.B21]&amp;&quot;'&quot;&amp;&quot;},&quot;" office:value-type="string" office:string-value="{name:'Vizio'}," calcext:value-type="string">
            <text:p>{name:'Vizio'},</text:p>
          </table:table-cell>
        </table:table-row>
        <table:table-row table:style-name="ro1">
          <table:table-cell office:value-type="float" office:value="21" calcext:value-type="float">
            <text:p>21</text:p>
          </table:table-cell>
          <table:table-cell office:value-type="string" calcext:value-type="string">
            <text:p>Whirlpool</text:p>
          </table:table-cell>
          <table:table-cell table:formula="of:=&quot;{&quot;&amp;[.$B$1]&amp;&quot;:'&quot;&amp;[.B22]&amp;&quot;'&quot;&amp;&quot;},&quot;" office:value-type="string" office:string-value="{name:'Whirlpool'}," calcext:value-type="string">
            <text:p>{name:'Whirlpool'},</text:p>
          </table:table-cell>
        </table:table-row>
        <table:table-row table:style-name="ro1">
          <table:table-cell office:value-type="float" office:value="22" calcext:value-type="float">
            <text:p>22</text:p>
          </table:table-cell>
          <table:table-cell office:value-type="string" calcext:value-type="string">
            <text:p>KitchenAid</text:p>
          </table:table-cell>
          <table:table-cell table:formula="of:=&quot;{&quot;&amp;[.$B$1]&amp;&quot;:'&quot;&amp;[.B23]&amp;&quot;'&quot;&amp;&quot;},&quot;" office:value-type="string" office:string-value="{name:'KitchenAid'}," calcext:value-type="string">
            <text:p>{name:'KitchenAid'},</text:p>
          </table:table-cell>
        </table:table-row>
        <table:table-row table:style-name="ro1">
          <table:table-cell office:value-type="float" office:value="23" calcext:value-type="float">
            <text:p>23</text:p>
          </table:table-cell>
          <table:table-cell office:value-type="string" calcext:value-type="string">
            <text:p>Logitech</text:p>
          </table:table-cell>
          <table:table-cell table:formula="of:=&quot;{&quot;&amp;[.$B$1]&amp;&quot;:'&quot;&amp;[.B24]&amp;&quot;'&quot;&amp;&quot;},&quot;" office:value-type="string" office:string-value="{name:'Logitech'}," calcext:value-type="string">
            <text:p>{name:'Logitech'},</text:p>
          </table:table-cell>
        </table:table-row>
        <table:table-row table:style-name="ro1">
          <table:table-cell office:value-type="float" office:value="24" calcext:value-type="float">
            <text:p>24</text:p>
          </table:table-cell>
          <table:table-cell office:value-type="string" calcext:value-type="string">
            <text:p>Shark</text:p>
          </table:table-cell>
          <table:table-cell table:formula="of:=&quot;{&quot;&amp;[.$B$1]&amp;&quot;:'&quot;&amp;[.B25]&amp;&quot;'&quot;&amp;&quot;},&quot;" office:value-type="string" office:string-value="{name:'Shark'}," calcext:value-type="string">
            <text:p>{name:'Shark'},</text:p>
          </table:table-cell>
        </table:table-row>
        <table:table-row table:style-name="ro1">
          <table:table-cell office:value-type="float" office:value="25" calcext:value-type="float">
            <text:p>25</text:p>
          </table:table-cell>
          <table:table-cell office:value-type="string" calcext:value-type="string">
            <text:p>Nespresso</text:p>
          </table:table-cell>
          <table:table-cell table:formula="of:=&quot;{&quot;&amp;[.$B$1]&amp;&quot;:'&quot;&amp;[.B26]&amp;&quot;'&quot;&amp;&quot;},&quot;" office:value-type="string" office:string-value="{name:'Nespresso'}," calcext:value-type="string">
            <text:p>{name:'Nespresso'},</text:p>
          </table:table-cell>
        </table:table-row>
        <table:table-row table:style-name="ro1">
          <table:table-cell office:value-type="float" office:value="26" calcext:value-type="float">
            <text:p>26</text:p>
          </table:table-cell>
          <table:table-cell office:value-type="string" calcext:value-type="string">
            <text:p>Cuisinart</text:p>
          </table:table-cell>
          <table:table-cell table:formula="of:=&quot;{&quot;&amp;[.$B$1]&amp;&quot;:'&quot;&amp;[.B27]&amp;&quot;'&quot;&amp;&quot;},&quot;" office:value-type="string" office:string-value="{name:'Cuisinart'}," calcext:value-type="string">
            <text:p>{name:'Cuisinart'},</text:p>
          </table:table-cell>
        </table:table-row>
        <table:table-row table:style-name="ro1">
          <table:table-cell office:value-type="float" office:value="27" calcext:value-type="float">
            <text:p>27</text:p>
          </table:table-cell>
          <table:table-cell office:value-type="string" calcext:value-type="string">
            <text:p>Philips</text:p>
          </table:table-cell>
          <table:table-cell table:formula="of:=&quot;{&quot;&amp;[.$B$1]&amp;&quot;:'&quot;&amp;[.B28]&amp;&quot;'&quot;&amp;&quot;},&quot;" office:value-type="string" office:string-value="{name:'Philips'}," calcext:value-type="string">
            <text:p>{name:'Philips'},</text:p>
          </table:table-cell>
        </table:table-row>
        <table:table-row table:style-name="ro1">
          <table:table-cell office:value-type="float" office:value="28" calcext:value-type="float">
            <text:p>28</text:p>
          </table:table-cell>
          <table:table-cell office:value-type="string" calcext:value-type="string">
            <text:p>GE Appliances</text:p>
          </table:table-cell>
          <table:table-cell table:formula="of:=&quot;{&quot;&amp;[.$B$1]&amp;&quot;:'&quot;&amp;[.B29]&amp;&quot;'&quot;&amp;&quot;},&quot;" office:value-type="string" office:string-value="{name:'GE Appliances'}," calcext:value-type="string">
            <text:p>{name:'GE Appliances'},</text:p>
          </table:table-cell>
        </table:table-row>
        <table:table-row table:style-name="ro1">
          <table:table-cell office:value-type="float" office:value="29" calcext:value-type="float">
            <text:p>29</text:p>
          </table:table-cell>
          <table:table-cell office:value-type="string" calcext:value-type="string">
            <text:p>Hisense</text:p>
          </table:table-cell>
          <table:table-cell table:formula="of:=&quot;{&quot;&amp;[.$B$1]&amp;&quot;:'&quot;&amp;[.B30]&amp;&quot;'&quot;&amp;&quot;},&quot;" office:value-type="string" office:string-value="{name:'Hisense'}," calcext:value-type="string">
            <text:p>{name:'Hisense'},</text:p>
          </table:table-cell>
        </table:table-row>
        <table:table-row table:style-name="ro1">
          <table:table-cell office:value-type="float" office:value="30" calcext:value-type="float">
            <text:p>30</text:p>
          </table:table-cell>
          <table:table-cell office:value-type="string" calcext:value-type="string">
            <text:p>iRobot</text:p>
          </table:table-cell>
          <table:table-cell table:formula="of:=&quot;{&quot;&amp;[.$B$1]&amp;&quot;:'&quot;&amp;[.B31]&amp;&quot;'&quot;&amp;&quot;},&quot;" office:value-type="string" office:string-value="{name:'iRobot'}," calcext:value-type="string">
            <text:p>{name:'iRobot'},</text:p>
          </table:table-cell>
        </table:table-row>
        <table:table-row table:style-name="ro1">
          <table:table-cell office:value-type="float" office:value="31" calcext:value-type="float">
            <text:p>31</text:p>
          </table:table-cell>
          <table:table-cell office:value-type="string" calcext:value-type="string">
            <text:p>Wacom</text:p>
          </table:table-cell>
          <table:table-cell table:formula="of:=&quot;{&quot;&amp;[.$B$1]&amp;&quot;:'&quot;&amp;[.B32]&amp;&quot;'&quot;&amp;&quot;},&quot;" office:value-type="string" office:string-value="{name:'Wacom'}," calcext:value-type="string">
            <text:p>{name:'Wacom'},</text:p>
          </table:table-cell>
        </table:table-row>
        <table:table-row table:style-name="ro1">
          <table:table-cell office:value-type="float" office:value="32" calcext:value-type="float">
            <text:p>32</text:p>
          </table:table-cell>
          <table:table-cell office:value-type="string" calcext:value-type="string">
            <text:p>Nintendo</text:p>
          </table:table-cell>
          <table:table-cell table:formula="of:=&quot;{&quot;&amp;[.$B$1]&amp;&quot;:'&quot;&amp;[.B33]&amp;&quot;'&quot;&amp;&quot;},&quot;" office:value-type="string" office:string-value="{name:'Nintendo'}," calcext:value-type="string">
            <text:p>{name:'Nintendo'},</text:p>
          </table:table-cell>
        </table:table-row>
        <table:table-row table:style-name="ro1">
          <table:table-cell office:value-type="float" office:value="33" calcext:value-type="float">
            <text:p>33</text:p>
          </table:table-cell>
          <table:table-cell office:value-type="string" calcext:value-type="string">
            <text:p>Ninja</text:p>
          </table:table-cell>
          <table:table-cell table:formula="of:=&quot;{&quot;&amp;[.$B$1]&amp;&quot;:'&quot;&amp;[.B34]&amp;&quot;'&quot;&amp;&quot;},&quot;" office:value-type="string" office:string-value="{name:'Ninja'}," calcext:value-type="string">
            <text:p>{name:'Ninja'},</text:p>
          </table:table-cell>
        </table:table-row>
        <table:table-row table:style-name="ro1">
          <table:table-cell office:value-type="float" office:value="34" calcext:value-type="float">
            <text:p>34</text:p>
          </table:table-cell>
          <table:table-cell office:value-type="string" calcext:value-type="string">
            <text:p>Goodman</text:p>
          </table:table-cell>
          <table:table-cell table:formula="of:=&quot;{&quot;&amp;[.$B$1]&amp;&quot;:'&quot;&amp;[.B35]&amp;&quot;'&quot;&amp;&quot;},&quot;" office:value-type="string" office:string-value="{name:'Goodman'}," calcext:value-type="string">
            <text:p>{name:'Goodman'},</text:p>
          </table:table-cell>
        </table:table-row>
        <table:table-row table:style-name="ro1">
          <table:table-cell office:value-type="float" office:value="35" calcext:value-type="float">
            <text:p>35</text:p>
          </table:table-cell>
          <table:table-cell office:value-type="string" calcext:value-type="string">
            <text:p>Frigidaire</text:p>
          </table:table-cell>
          <table:table-cell table:formula="of:=&quot;{&quot;&amp;[.$B$1]&amp;&quot;:'&quot;&amp;[.B36]&amp;&quot;'&quot;&amp;&quot;},&quot;" office:value-type="string" office:string-value="{name:'Frigidaire'}," calcext:value-type="string">
            <text:p>{name:'Frigidaire'},</text:p>
          </table:table-cell>
        </table:table-row>
        <table:table-row table:style-name="ro1">
          <table:table-cell office:value-type="float" office:value="36" calcext:value-type="float">
            <text:p>36</text:p>
          </table:table-cell>
          <table:table-cell office:value-type="string" calcext:value-type="string">
            <text:p>Friedrich</text:p>
          </table:table-cell>
          <table:table-cell table:formula="of:=&quot;{&quot;&amp;[.$B$1]&amp;&quot;:'&quot;&amp;[.B37]&amp;&quot;'&quot;&amp;&quot;},&quot;" office:value-type="string" office:string-value="{name:'Friedrich'}," calcext:value-type="string">
            <text:p>{name:'Friedrich'},</text:p>
          </table:table-cell>
        </table:table-row>
        <table:table-row table:style-name="ro1">
          <table:table-cell office:value-type="float" office:value="37" calcext:value-type="float">
            <text:p>37</text:p>
          </table:table-cell>
          <table:table-cell office:value-type="string" calcext:value-type="string">
            <text:p>Other</text:p>
          </table:table-cell>
          <table:table-cell table:formula="of:=&quot;{&quot;&amp;[.$B$1]&amp;&quot;:'&quot;&amp;[.B38]&amp;&quot;'&quot;&amp;&quot;}&quot;" office:value-type="string" office:string-value="{name:'Other'}" calcext:value-type="string">
            <text:p>{name:'Other'}</text:p>
          </table:table-cell>
        </table:table-row>
      </table:table>
      <table:table table:name="Videos" table:style-name="ta1">
        <table:table-column table:style-name="co1" table:number-columns-repeated="6"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url:</text:p>
          </table:table-cell>
          <table:table-cell office:value-type="string" calcext:value-type="string">
            <text:p>brand_id:</text:p>
          </table:table-cell>
          <table:table-cell office:value-type="string" calcext:value-type="string">
            <text:p>category_id:</text:p>
          </table:table-cell>
          <table:table-cell office:value-type="string" calcext:value-type="string">
            <text:p>code</text:p>
          </table:table-cell>
        </table:table-row>
        <table:table-row table:style-name="ro1">
          <table:table-cell office:value-type="string" calcext:value-type="string">
            <text:p>"Pair power/volume button on Amazon Firestick"</text:p>
          </table:table-cell>
          <table:table-cell office:value-type="string" calcext:value-type="string">
            <text:p>"In this short video I show you the steps to sync your Amazon Fire TV remote with the volume/power buttons to your tv. This is the 2nd gen Firestick remote with the volume/power button controls."</text:p>
          </table:table-cell>
          <table:table-cell office:value-type="string" calcext:value-type="string">
            <text:p>"<text:a xlink:href="https://www.youtube.com/watch?v=rrkxz2VWwmM" xlink:type="simple">https://www.youtube.com/watch?v=rrkxz2VWwmM</text:a>"</text:p>
          </table:table-cell>
          <table:table-cell office:value-type="float" office:value="12" calcext:value-type="float">
            <text:p>12</text:p>
          </table:table-cell>
          <table:table-cell office:value-type="float" office:value="5" calcext:value-type="float">
            <text:p>5</text:p>
          </table:table-cell>
          <table:table-cell table:formula="of:=&quot;{&quot;&amp;[.$A$1]&amp;[.A2]&amp;&quot;, &quot;&amp;[.$B$1]&amp;[.B2]&amp;&quot;, &quot;&amp;[.$C$1]&amp;[.C2]&amp;&quot;, &quot;&amp;[.$D$1]&amp;[.D2]&amp;&quot;, &quot;&amp;[.$E$1]&amp;[.E2]&amp;&quot;},&quot;" office:value-type="string" office:string-value="{name:&quot;Pair power/volume button on Amazon Firestick&quot;, description:&quot;In this short video I show you the steps to sync your Amazon Fire TV remote with the volume/power buttons to your tv. This is the 2nd gen Firestick remote with the volume/power button controls.&quot;, url:&quot;https://www.youtube.com/watch?v=rrkxz2VWwmM&quot;, brand_id:12, category_id:5}," calcext:value-type="string">
            <text:p>{name:"Pair power/volume button on Amazon Firestick", description:"In this short video I show you the steps to sync your Amazon Fire TV remote with the volume/power buttons to your tv. This is the 2nd gen Firestick remote with the volume/power button controls.", url:"https://www.youtube.com/watch?v=rrkxz2VWwmM", brand_id:12, category_id:5},</text:p>
          </table:table-cell>
        </table:table-row>
        <table:table-row table:style-name="ro1">
          <table:table-cell office:value-type="string" calcext:value-type="string">
            <text:p>"Microwave Won’t Turn On - No Power on Microwave"</text:p>
          </table:table-cell>
          <table:table-cell office:value-type="string" calcext:value-type="string">
            <text:p>"There are multiple things that can go bad on an older microwave that cause it not to function properly. This video shows how to locate the issue when there is no power at all."</text:p>
          </table:table-cell>
          <table:table-cell office:value-type="string" calcext:value-type="string">
            <text:p>"<text:a xlink:href="https://www.youtube.com/watch?v=8i3iYtQOih4" xlink:type="simple">https://www.youtube.com/watch?v=8i3iYtQOih4</text:a>"</text:p>
          </table:table-cell>
          <table:table-cell/>
          <table:table-cell office:value-type="float" office:value="1" calcext:value-type="float">
            <text:p>1</text:p>
          </table:table-cell>
          <table:table-cell table:formula="of:=&quot;{&quot;&amp;[.$A$1]&amp;&quot;:'&quot;&amp;[.A3]&amp;&quot;', &quot;&amp;[.$E$1]&amp;&quot;:&quot;&amp;[.E3]&amp;&quot;},&quot;" office:value-type="string" office:string-value="{name::'&quot;Microwave Won’t Turn On - No Power on Microwave&quot;', category_id::1}," calcext:value-type="string">
            <text:p>{name::'"Microwave Won’t Turn On - No Power on Microwave"', category_id::1},</text:p>
          </table:table-cell>
        </table:table-row>
        <table:table-row table:style-name="ro1">
          <table:table-cell office:value-type="string" calcext:value-type="string">
            <text:p>Projectors</text:p>
          </table:table-cell>
          <table:table-cell table:number-columns-repeated="3"/>
          <table:table-cell office:value-type="float" office:value="1" calcext:value-type="float">
            <text:p>1</text:p>
          </table:table-cell>
          <table:table-cell table:formula="of:=&quot;{&quot;&amp;[.$A$1]&amp;&quot;:'&quot;&amp;[.A4]&amp;&quot;', &quot;&amp;[.$E$1]&amp;&quot;:&quot;&amp;[.E4]&amp;&quot;},&quot;" office:value-type="string" office:string-value="{name::'Projectors', category_id::1}," calcext:value-type="string">
            <text:p>{name::'Projectors', category_id::1},</text:p>
          </table:table-cell>
        </table:table-row>
        <table:table-row table:style-name="ro1">
          <table:table-cell office:value-type="string" calcext:value-type="string">
            <text:p>Sound Bar &amp; Sound Systems</text:p>
          </table:table-cell>
          <table:table-cell table:number-columns-repeated="3"/>
          <table:table-cell office:value-type="float" office:value="1" calcext:value-type="float">
            <text:p>1</text:p>
          </table:table-cell>
          <table:table-cell table:formula="of:=&quot;{&quot;&amp;[.$A$1]&amp;&quot;:'&quot;&amp;[.A5]&amp;&quot;', &quot;&amp;[.$E$1]&amp;&quot;:&quot;&amp;[.E5]&amp;&quot;},&quot;" office:value-type="string" office:string-value="{name::'Sound Bar &amp; Sound Systems', category_id::1}," calcext:value-type="string">
            <text:p>{name::'Sound Bar &amp; Sound Systems', category_id::1},</text:p>
          </table:table-cell>
        </table:table-row>
        <table:table-row table:style-name="ro1">
          <table:table-cell office:value-type="string" calcext:value-type="string">
            <text:p>Streaming Devices</text:p>
          </table:table-cell>
          <table:table-cell table:number-columns-repeated="3"/>
          <table:table-cell office:value-type="float" office:value="1" calcext:value-type="float">
            <text:p>1</text:p>
          </table:table-cell>
          <table:table-cell table:formula="of:=&quot;{&quot;&amp;[.$A$1]&amp;&quot;:'&quot;&amp;[.A6]&amp;&quot;', &quot;&amp;[.$E$1]&amp;&quot;:&quot;&amp;[.E6]&amp;&quot;},&quot;" office:value-type="string" office:string-value="{name::'Streaming Devices', category_id::1}," calcext:value-type="string">
            <text:p>{name::'Streaming Devices', category_id::1},</text:p>
          </table:table-cell>
        </table:table-row>
        <table:table-row table:style-name="ro1">
          <table:table-cell office:value-type="string" calcext:value-type="string">
            <text:p>Microwaves</text:p>
          </table:table-cell>
          <table:table-cell table:number-columns-repeated="3"/>
          <table:table-cell office:value-type="float" office:value="2" calcext:value-type="float">
            <text:p>2</text:p>
          </table:table-cell>
          <table:table-cell table:formula="of:=&quot;{&quot;&amp;[.$A$1]&amp;&quot;:'&quot;&amp;[.A7]&amp;&quot;', &quot;&amp;[.$E$1]&amp;&quot;:&quot;&amp;[.E7]&amp;&quot;},&quot;" office:value-type="string" office:string-value="{name::'Microwaves', category_id::2}," calcext:value-type="string">
            <text:p>{name::'Microwaves', category_id::2},</text:p>
          </table:table-cell>
        </table:table-row>
        <table:table-row table:style-name="ro1">
          <table:table-cell office:value-type="string" calcext:value-type="string">
            <text:p>Refrigerators</text:p>
          </table:table-cell>
          <table:table-cell table:number-columns-repeated="3"/>
          <table:table-cell office:value-type="float" office:value="2" calcext:value-type="float">
            <text:p>2</text:p>
          </table:table-cell>
          <table:table-cell table:formula="of:=&quot;{&quot;&amp;[.$A$1]&amp;&quot;:'&quot;&amp;[.A8]&amp;&quot;', &quot;&amp;[.$E$1]&amp;&quot;:&quot;&amp;[.E8]&amp;&quot;},&quot;" office:value-type="string" office:string-value="{name::'Refrigerators', category_id::2}," calcext:value-type="string">
            <text:p>{name::'Refrigerators', category_id::2},</text:p>
          </table:table-cell>
        </table:table-row>
        <table:table-row table:style-name="ro1">
          <table:table-cell office:value-type="string" calcext:value-type="string">
            <text:p>Dishwashers</text:p>
          </table:table-cell>
          <table:table-cell table:number-columns-repeated="3"/>
          <table:table-cell office:value-type="float" office:value="2" calcext:value-type="float">
            <text:p>2</text:p>
          </table:table-cell>
          <table:table-cell table:formula="of:=&quot;{&quot;&amp;[.$A$1]&amp;&quot;:'&quot;&amp;[.A9]&amp;&quot;', &quot;&amp;[.$E$1]&amp;&quot;:&quot;&amp;[.E9]&amp;&quot;},&quot;" office:value-type="string" office:string-value="{name::'Dishwashers', category_id::2}," calcext:value-type="string">
            <text:p>{name::'Dishwashers', category_id::2},</text:p>
          </table:table-cell>
        </table:table-row>
        <table:table-row table:style-name="ro1">
          <table:table-cell office:value-type="string" calcext:value-type="string">
            <text:p>Coffee Makers</text:p>
          </table:table-cell>
          <table:table-cell table:number-columns-repeated="3"/>
          <table:table-cell office:value-type="float" office:value="2" calcext:value-type="float">
            <text:p>2</text:p>
          </table:table-cell>
          <table:table-cell table:formula="of:=&quot;{&quot;&amp;[.$A$1]&amp;&quot;:'&quot;&amp;[.A10]&amp;&quot;', &quot;&amp;[.$E$1]&amp;&quot;:&quot;&amp;[.E10]&amp;&quot;},&quot;" office:value-type="string" office:string-value="{name::'Coffee Makers', category_id::2}," calcext:value-type="string">
            <text:p>{name::'Coffee Makers', category_id::2},</text:p>
          </table:table-cell>
        </table:table-row>
        <table:table-row table:style-name="ro1">
          <table:table-cell office:value-type="string" calcext:value-type="string">
            <text:p>Small Appliances</text:p>
          </table:table-cell>
          <table:table-cell table:number-columns-repeated="3"/>
          <table:table-cell office:value-type="float" office:value="2" calcext:value-type="float">
            <text:p>2</text:p>
          </table:table-cell>
          <table:table-cell table:formula="of:=&quot;{&quot;&amp;[.$A$1]&amp;&quot;:'&quot;&amp;[.A11]&amp;&quot;', &quot;&amp;[.$E$1]&amp;&quot;:&quot;&amp;[.E11]&amp;&quot;},&quot;" office:value-type="string" office:string-value="{name::'Small Appliances', category_id::2}," calcext:value-type="string">
            <text:p>{name::'Small Appliances', category_id::2},</text:p>
          </table:table-cell>
        </table:table-row>
        <table:table-row table:style-name="ro1">
          <table:table-cell office:value-type="string" calcext:value-type="string">
            <text:p>Fryers</text:p>
          </table:table-cell>
          <table:table-cell table:number-columns-repeated="3"/>
          <table:table-cell office:value-type="float" office:value="2" calcext:value-type="float">
            <text:p>2</text:p>
          </table:table-cell>
          <table:table-cell table:formula="of:=&quot;{&quot;&amp;[.$A$1]&amp;&quot;:'&quot;&amp;[.A12]&amp;&quot;', &quot;&amp;[.$E$1]&amp;&quot;:&quot;&amp;[.E12]&amp;&quot;},&quot;" office:value-type="string" office:string-value="{name::'Fryers', category_id::2}," calcext:value-type="string">
            <text:p>{name::'Fryers', category_id::2},</text:p>
          </table:table-cell>
        </table:table-row>
        <table:table-row table:style-name="ro1">
          <table:table-cell office:value-type="string" calcext:value-type="string">
            <text:p>Desktops</text:p>
          </table:table-cell>
          <table:table-cell table:number-columns-repeated="3"/>
          <table:table-cell office:value-type="float" office:value="3" calcext:value-type="float">
            <text:p>3</text:p>
          </table:table-cell>
          <table:table-cell table:formula="of:=&quot;{&quot;&amp;[.$A$1]&amp;&quot;:'&quot;&amp;[.A13]&amp;&quot;', &quot;&amp;[.$E$1]&amp;&quot;:&quot;&amp;[.E13]&amp;&quot;},&quot;" office:value-type="string" office:string-value="{name::'Desktops', category_id::3}," calcext:value-type="string">
            <text:p>{name::'Desktops', category_id::3},</text:p>
          </table:table-cell>
        </table:table-row>
        <table:table-row table:style-name="ro1">
          <table:table-cell office:value-type="string" calcext:value-type="string">
            <text:p>Laptops</text:p>
          </table:table-cell>
          <table:table-cell table:number-columns-repeated="3"/>
          <table:table-cell office:value-type="float" office:value="3" calcext:value-type="float">
            <text:p>3</text:p>
          </table:table-cell>
          <table:table-cell table:formula="of:=&quot;{&quot;&amp;[.$A$1]&amp;&quot;:'&quot;&amp;[.A14]&amp;&quot;', &quot;&amp;[.$E$1]&amp;&quot;:&quot;&amp;[.E14]&amp;&quot;},&quot;" office:value-type="string" office:string-value="{name::'Laptops', category_id::3}," calcext:value-type="string">
            <text:p>{name::'Laptops', category_id::3},</text:p>
          </table:table-cell>
        </table:table-row>
        <table:table-row table:style-name="ro1">
          <table:table-cell office:value-type="string" calcext:value-type="string">
            <text:p>Monitors</text:p>
          </table:table-cell>
          <table:table-cell table:number-columns-repeated="3"/>
          <table:table-cell office:value-type="float" office:value="3" calcext:value-type="float">
            <text:p>3</text:p>
          </table:table-cell>
          <table:table-cell table:formula="of:=&quot;{&quot;&amp;[.$A$1]&amp;&quot;:'&quot;&amp;[.A15]&amp;&quot;', &quot;&amp;[.$E$1]&amp;&quot;:&quot;&amp;[.E15]&amp;&quot;},&quot;" office:value-type="string" office:string-value="{name::'Monitors', category_id::3}," calcext:value-type="string">
            <text:p>{name::'Monitors', category_id::3},</text:p>
          </table:table-cell>
        </table:table-row>
        <table:table-row table:style-name="ro1">
          <table:table-cell office:value-type="string" calcext:value-type="string">
            <text:p>Computer Accessories</text:p>
          </table:table-cell>
          <table:table-cell table:number-columns-repeated="3"/>
          <table:table-cell office:value-type="float" office:value="3" calcext:value-type="float">
            <text:p>3</text:p>
          </table:table-cell>
          <table:table-cell table:formula="of:=&quot;{&quot;&amp;[.$A$1]&amp;&quot;:'&quot;&amp;[.A16]&amp;&quot;', &quot;&amp;[.$E$1]&amp;&quot;:&quot;&amp;[.E16]&amp;&quot;},&quot;" office:value-type="string" office:string-value="{name::'Computer Accessories', category_id::3}," calcext:value-type="string">
            <text:p>{name::'Computer Accessories', category_id::3},</text:p>
          </table:table-cell>
        </table:table-row>
        <table:table-row table:style-name="ro1">
          <table:table-cell office:value-type="string" calcext:value-type="string">
            <text:p>Printers &amp; Scanners</text:p>
          </table:table-cell>
          <table:table-cell table:number-columns-repeated="3"/>
          <table:table-cell office:value-type="float" office:value="3" calcext:value-type="float">
            <text:p>3</text:p>
          </table:table-cell>
          <table:table-cell table:formula="of:=&quot;{&quot;&amp;[.$A$1]&amp;&quot;:'&quot;&amp;[.A17]&amp;&quot;', &quot;&amp;[.$E$1]&amp;&quot;:&quot;&amp;[.E17]&amp;&quot;},&quot;" office:value-type="string" office:string-value="{name::'Printers &amp; Scanners', category_id::3}," calcext:value-type="string">
            <text:p>{name::'Printers &amp; Scanners', category_id::3},</text:p>
          </table:table-cell>
        </table:table-row>
        <table:table-row table:style-name="ro1">
          <table:table-cell office:value-type="string" calcext:value-type="string">
            <text:p>Wi-Fi &amp; Networking</text:p>
          </table:table-cell>
          <table:table-cell table:number-columns-repeated="3"/>
          <table:table-cell office:value-type="float" office:value="3" calcext:value-type="float">
            <text:p>3</text:p>
          </table:table-cell>
          <table:table-cell table:formula="of:=&quot;{&quot;&amp;[.$A$1]&amp;&quot;:'&quot;&amp;[.A18]&amp;&quot;', &quot;&amp;[.$E$1]&amp;&quot;:&quot;&amp;[.E18]&amp;&quot;},&quot;" office:value-type="string" office:string-value="{name::'Wi-Fi &amp; Networking', category_id::3}," calcext:value-type="string">
            <text:p>{name::'Wi-Fi &amp; Networking', category_id::3},</text:p>
          </table:table-cell>
        </table:table-row>
        <table:table-row table:style-name="ro1">
          <table:table-cell office:value-type="string" calcext:value-type="string">
            <text:p>AC Units</text:p>
          </table:table-cell>
          <table:table-cell table:number-columns-repeated="3"/>
          <table:table-cell office:value-type="float" office:value="4" calcext:value-type="float">
            <text:p>4</text:p>
          </table:table-cell>
          <table:table-cell table:formula="of:=&quot;{&quot;&amp;[.$A$1]&amp;&quot;:'&quot;&amp;[.A19]&amp;&quot;', &quot;&amp;[.$E$1]&amp;&quot;:&quot;&amp;[.E19]&amp;&quot;},&quot;" office:value-type="string" office:string-value="{name::'AC Units', category_id::4}," calcext:value-type="string">
            <text:p>{name::'AC Units', category_id::4},</text:p>
          </table:table-cell>
        </table:table-row>
        <table:table-row table:style-name="ro1">
          <table:table-cell office:value-type="string" calcext:value-type="string">
            <text:p>Heat Pumps</text:p>
          </table:table-cell>
          <table:table-cell table:number-columns-repeated="3"/>
          <table:table-cell office:value-type="float" office:value="4" calcext:value-type="float">
            <text:p>4</text:p>
          </table:table-cell>
          <table:table-cell table:formula="of:=&quot;{&quot;&amp;[.$A$1]&amp;&quot;:'&quot;&amp;[.A20]&amp;&quot;', &quot;&amp;[.$E$1]&amp;&quot;:&quot;&amp;[.E20]&amp;&quot;},&quot;" office:value-type="string" office:string-value="{name::'Heat Pumps', category_id::4}," calcext:value-type="string">
            <text:p>{name::'Heat Pumps', category_id::4},</text:p>
          </table:table-cell>
        </table:table-row>
        <table:table-row table:style-name="ro1">
          <table:table-cell office:value-type="string" calcext:value-type="string">
            <text:p>Furnace</text:p>
          </table:table-cell>
          <table:table-cell table:number-columns-repeated="3"/>
          <table:table-cell office:value-type="float" office:value="4" calcext:value-type="float">
            <text:p>4</text:p>
          </table:table-cell>
          <table:table-cell table:formula="of:=&quot;{&quot;&amp;[.$A$1]&amp;&quot;:'&quot;&amp;[.A21]&amp;&quot;', &quot;&amp;[.$E$1]&amp;&quot;:&quot;&amp;[.E21]&amp;&quot;},&quot;" office:value-type="string" office:string-value="{name::'Furnace', category_id::4}," calcext:value-type="string">
            <text:p>{name::'Furnace', category_id::4},</text:p>
          </table:table-cell>
        </table:table-row>
        <table:table-row table:style-name="ro1">
          <table:table-cell office:value-type="string" calcext:value-type="string">
            <text:p>Heaters</text:p>
          </table:table-cell>
          <table:table-cell table:number-columns-repeated="3"/>
          <table:table-cell office:value-type="float" office:value="4" calcext:value-type="float">
            <text:p>4</text:p>
          </table:table-cell>
          <table:table-cell table:formula="of:=&quot;{&quot;&amp;[.$A$1]&amp;&quot;:'&quot;&amp;[.A22]&amp;&quot;', &quot;&amp;[.$E$1]&amp;&quot;:&quot;&amp;[.E22]&amp;&quot;},&quot;" office:value-type="string" office:string-value="{name::'Heaters', category_id::4}," calcext:value-type="string">
            <text:p>{name::'Heaters', category_id::4},</text:p>
          </table:table-cell>
        </table:table-row>
        <table:table-row table:style-name="ro1">
          <table:table-cell office:value-type="string" calcext:value-type="string">
            <text:p>Thermostats</text:p>
          </table:table-cell>
          <table:table-cell table:number-columns-repeated="3"/>
          <table:table-cell office:value-type="float" office:value="4" calcext:value-type="float">
            <text:p>4</text:p>
          </table:table-cell>
          <table:table-cell table:formula="of:=&quot;{&quot;&amp;[.$A$1]&amp;&quot;:'&quot;&amp;[.A23]&amp;&quot;', &quot;&amp;[.$E$1]&amp;&quot;:&quot;&amp;[.E23]&amp;&quot;},&quot;" office:value-type="string" office:string-value="{name::'Thermostats', category_id::4}," calcext:value-type="string">
            <text:p>{name::'Thermostats', category_id::4},</text:p>
          </table:table-cell>
        </table:table-row>
        <table:table-row table:style-name="ro1">
          <table:table-cell office:value-type="string" calcext:value-type="string">
            <text:p>Washers</text:p>
          </table:table-cell>
          <table:table-cell table:number-columns-repeated="3"/>
          <table:table-cell office:value-type="float" office:value="5" calcext:value-type="float">
            <text:p>5</text:p>
          </table:table-cell>
          <table:table-cell table:formula="of:=&quot;{&quot;&amp;[.$A$1]&amp;&quot;:'&quot;&amp;[.A24]&amp;&quot;', &quot;&amp;[.$E$1]&amp;&quot;:&quot;&amp;[.E24]&amp;&quot;},&quot;" office:value-type="string" office:string-value="{name::'Washers', category_id::5}," calcext:value-type="string">
            <text:p>{name::'Washers', category_id::5},</text:p>
          </table:table-cell>
        </table:table-row>
        <table:table-row table:style-name="ro1">
          <table:table-cell office:value-type="string" calcext:value-type="string">
            <text:p>Dryers</text:p>
          </table:table-cell>
          <table:table-cell table:number-columns-repeated="3"/>
          <table:table-cell office:value-type="float" office:value="5" calcext:value-type="float">
            <text:p>5</text:p>
          </table:table-cell>
          <table:table-cell table:formula="of:=&quot;{&quot;&amp;[.$A$1]&amp;&quot;:'&quot;&amp;[.A25]&amp;&quot;', &quot;&amp;[.$E$1]&amp;&quot;:&quot;&amp;[.E25]&amp;&quot;},&quot;" office:value-type="string" office:string-value="{name::'Dryers', category_id::5}," calcext:value-type="string">
            <text:p>{name::'Dryers', category_id::5},</text:p>
          </table:table-cell>
        </table:table-row>
        <table:table-row table:style-name="ro1">
          <table:table-cell office:value-type="string" calcext:value-type="string">
            <text:p>Light Fixtures</text:p>
          </table:table-cell>
          <table:table-cell table:number-columns-repeated="3"/>
          <table:table-cell office:value-type="float" office:value="6" calcext:value-type="float">
            <text:p>6</text:p>
          </table:table-cell>
          <table:table-cell table:formula="of:=&quot;{&quot;&amp;[.$A$1]&amp;&quot;:'&quot;&amp;[.A26]&amp;&quot;', &quot;&amp;[.$E$1]&amp;&quot;:&quot;&amp;[.E26]&amp;&quot;},&quot;" office:value-type="string" office:string-value="{name::'Light Fixtures', category_id::6}," calcext:value-type="string">
            <text:p>{name::'Light Fixtures', category_id::6},</text:p>
          </table:table-cell>
        </table:table-row>
        <table:table-row table:style-name="ro1">
          <table:table-cell office:value-type="string" calcext:value-type="string">
            <text:p>Smart Appliances</text:p>
          </table:table-cell>
          <table:table-cell table:number-columns-repeated="3"/>
          <table:table-cell office:value-type="float" office:value="6" calcext:value-type="float">
            <text:p>6</text:p>
          </table:table-cell>
          <table:table-cell table:formula="of:=&quot;{&quot;&amp;[.$A$1]&amp;&quot;:'&quot;&amp;[.A27]&amp;&quot;', &quot;&amp;[.$E$1]&amp;&quot;:&quot;&amp;[.E27]&amp;&quot;},&quot;" office:value-type="string" office:string-value="{name::'Smart Appliances', category_id::6}," calcext:value-type="string">
            <text:p>{name::'Smart Appliances', category_id::6},</text:p>
          </table:table-cell>
        </table:table-row>
        <table:table-row table:style-name="ro1">
          <table:table-cell office:value-type="string" calcext:value-type="string">
            <text:p>Toys</text:p>
          </table:table-cell>
          <table:table-cell table:number-columns-repeated="3"/>
          <table:table-cell office:value-type="float" office:value="6" calcext:value-type="float">
            <text:p>6</text:p>
          </table:table-cell>
          <table:table-cell table:formula="of:=&quot;{&quot;&amp;[.$A$1]&amp;&quot;:'&quot;&amp;[.A28]&amp;&quot;', &quot;&amp;[.$E$1]&amp;&quot;:&quot;&amp;[.E28]&amp;&quot;},&quot;" office:value-type="string" office:string-value="{name::'Toys', category_id::6}," calcext:value-type="string">
            <text:p>{name::'Toys', category_id::6},</text:p>
          </table:table-cell>
        </table:table-row>
        <table:table-row table:style-name="ro1">
          <table:table-cell office:value-type="string" calcext:value-type="string">
            <text:p>Home Security</text:p>
          </table:table-cell>
          <table:table-cell table:number-columns-repeated="3"/>
          <table:table-cell office:value-type="float" office:value="6" calcext:value-type="float">
            <text:p>6</text:p>
          </table:table-cell>
          <table:table-cell table:formula="of:=&quot;{&quot;&amp;[.$A$1]&amp;&quot;:'&quot;&amp;[.A29]&amp;&quot;', &quot;&amp;[.$E$1]&amp;&quot;:&quot;&amp;[.E29]&amp;&quot;}&quot;" office:value-type="string" office:string-value="{name::'Home Security', category_id::6}" calcext:value-type="string">
            <text:p>{name::'Home Security', category_id::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21:02:52.637554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23:55:11.920078044</meta:creation-date>
    <dc:date>2020-12-07T22:01:19.079242336</dc:date>
    <meta:editing-duration>PT2H15M49S</meta:editing-duration>
    <meta:editing-cycles>40</meta:editing-cycles>
    <meta:generator>LibreOffice/6.0.7.3$Linux_X86_64 LibreOffice_project/00m0$Build-3</meta:generator>
    <meta:document-statistic meta:table-count="4" meta:cell-count="357" meta:object-count="0"/>
  </office:meta>
</office:document-meta>
</file>